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ctionVariableResolver.getValu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VariableResolver.buildRequestScopeMap( HttpServletRequest servle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nalExpressionUtils.evaluateCondition( String expression , Object actionForm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VariableResolver.buildInitParamMap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ActionVariableResolver.enumerate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VariableResolver.buildParamsMap( HttpServletRequest servle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ActionVariableResolver.resolveVariable( String 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ActionVariableResolver.buildSessionScopeMap( HttpServletRequest servlet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ActionVariableResolver.buildCookieMap( HttpServletRequest httpServlet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ExpressionUtils.evaluate( String expression , Class expectedType , Object actionForm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ExpressionUtils.evaluateMessage( String expression , Object actionForm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ExpressionUtils.getVariableResolver( Object actionForm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VariableResolver.SimpleActionVariableResolver( Object actionForm , HttpServletRequest request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ActionVariableResolver.buildServletContextMap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nalExpressionUtils.getExpression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VariableResolver.is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ActionVariableResolver.buildHeaderMap( HttpServletRequest httpServle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ActionVariableResolver.buildParamMap( HttpServletRequest servle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nalExpressionUtils.InternalExpress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ActionVariableResolver.buildHeadersMap( HttpServletRequest httpServle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